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Model</text:p>
      <text:h text:style-name="Heading_20_1" text:outline-level="1"><text:bookmark-start text:name="mathematical-model-for-csbqrt-scheduler-model"/>Mathematical Model for CSBQRT Scheduler Model<text:bookmark-end text:name="mathematical-model-for-csbqrt-scheduler-model"/></text:h>
      <text:p text:style-name="First_20_paragraph">We want to create a bin packing model for the csbqrt scheduler, and are trying to write down a model for this. We want to call out current and possibly future properties the platform/model should have, as well as consider the current backend implementation.</text:p>
      <text:p text:style-name="Text_20_body">Assumption</text:p>
      <text:h text:style-name="Heading_20_1" text:outline-level="1"><text:bookmark-start text:name="base-model-assuming-dimensionality-reduction-works"/>Base Model (assuming dimensionality reduction works)<text:bookmark-end text:name="base-model-assuming-dimensionality-reduction-works"/></text:h>
      <text:p text:style-name="First_20_paragraph">This may require some backend changes</text:p>
      <text:p text:style-name="Text_20_body">i∈I: Set of experiments</text:p>
      <text:p text:style-name="Text_20_body">w∈W: Set of weeks</text:p>
      <text:p text:style-name="Text_20_body">t∈T: Set of traffic types (subject do dim reduction)</text:p>
      <text:p text:style-name="Text_20_body">Parameters</text:p>
      <text:p text:style-name="Text_20_body"><draw:frame draw:style-name="fr1" text:anchor-type="as-char"><draw:object xlink:href="Formula-0/" xlink:type="simple" xlink:show="embed" xlink:actuate="onLoad"/></draw:frame>: Traffic profile of experiment <draw:frame draw:style-name="fr1" text:anchor-type="as-char"><draw:object xlink:href="Formula-2/" xlink:type="simple" xlink:show="embed" xlink:actuate="onLoad"/></draw:frame> for traffic type <draw:frame draw:style-name="fr1" text:anchor-type="as-char"><draw:object xlink:href="Formula-4/" xlink:type="simple" xlink:show="embed" xlink:actuate="onLoad"/></draw:frame>. each entry <draw:frame draw:style-name="fr1" text:anchor-type="as-char"><draw:object xlink:href="Formula-6/" xlink:type="simple" xlink:show="embed" xlink:actuate="onLoad"/></draw:frame></text:p>
      <text:p text:style-name="Text_20_body"><draw:frame draw:style-name="fr1" text:anchor-type="as-char"><draw:object xlink:href="Formula-8/" xlink:type="simple" xlink:show="embed" xlink:actuate="onLoad"/></draw:frame> available traffic supply for type <draw:frame draw:style-name="fr1" text:anchor-type="as-char"><draw:object xlink:href="Formula-10/" xlink:type="simple" xlink:show="embed" xlink:actuate="onLoad"/></draw:frame> ( assume its the same over the weeks).</text:p>
      <text:p text:style-name="Text_20_body"><draw:frame draw:style-name="fr1" text:anchor-type="as-char"><draw:object xlink:href="Formula-12/" xlink:type="simple" xlink:show="embed" xlink:actuate="onLoad"/></draw:frame> - which team does the experiment belong to.</text:p>
      <text:p text:style-name="Text_20_body"><draw:frame draw:style-name="fr1" text:anchor-type="as-char"><draw:object xlink:href="Formula-14/" xlink:type="simple" xlink:show="embed" xlink:actuate="onLoad"/></draw:frame> - total quota per team does the experiment belong to.</text:p>
      <text:h text:style-name="Heading_20_2" text:outline-level="2"><text:bookmark-start text:name="decision-variables"/>Decision Variables<text:bookmark-end text:name="decision-variables"/></text:h>
      <text:p text:style-name="First_20_paragraph"><draw:frame draw:style-name="fr1" text:anchor-type="as-char"><draw:object xlink:href="Formula-16/" xlink:type="simple" xlink:show="embed" xlink:actuate="onLoad"/></draw:frame> - experiment i scheduled in week w</text:p>
      <text:p text:style-name="Text_20_body"><draw:frame draw:style-name="fr1" text:anchor-type="as-char"><draw:object xlink:href="Formula-18/" xlink:type="simple" xlink:show="embed" xlink:actuate="onLoad"/></draw:frame> partial traffic assigned to experiment i in week w for traffic type t.</text:p>
      <text:p text:style-name="Text_20_body"><draw:frame draw:style-name="fr1" text:anchor-type="as-char"><draw:object xlink:href="Formula-20/" xlink:type="simple" xlink:show="embed" xlink:actuate="onLoad"/></draw:frame> - penalty for traffic deviation from the requested traffic profile.</text:p>
      <text:h text:style-name="Heading_20_2" text:outline-level="2"><text:bookmark-start text:name="objective-function-tbd"/>Objective function (tbd)<text:bookmark-end text:name="objective-function-tbd"/></text:h>
      <text:p text:style-name="First_20_paragraph">maximize linear combination of total assigned traffic and total number of experiments, scheduled</text:p>
      <text:p text:style-name="Text_20_body"><draw:frame draw:style-name="fr1" text:anchor-type="as-char"><draw:object xlink:href="Formula-22/" xlink:type="simple" xlink:show="embed" xlink:actuate="onLoad"/></draw:frame></text:p>
      <text:h text:style-name="Heading_20_2" text:outline-level="2"><text:bookmark-start text:name="basic-constraints"/>Basic Constraints<text:bookmark-end text:name="basic-constraints"/></text:h>
      <text:h text:style-name="Heading_20_3" text:outline-level="3"><text:bookmark-start text:name="an-experiment-can-only-be-scheduled-at-most-once"/>An experiment can only be scheduled at most once:<text:bookmark-end text:name="an-experiment-can-only-be-scheduled-at-most-once"/></text:h>
      <text:p text:style-name="First_20_paragraph"><draw:frame draw:style-name="fr1" text:anchor-type="as-char"><draw:object xlink:href="Formula-24/" xlink:type="simple" xlink:show="embed" xlink:actuate="onLoad"/></draw:frame></text:p>
      <text:h text:style-name="Heading_20_3" text:outline-level="3"><text:bookmark-start text:name="traffic-supply-not-overused"/>Traffic supply not overused<text:bookmark-end text:name="traffic-supply-not-overused"/></text:h>
      <text:p text:style-name="First_20_paragraph"><draw:frame draw:style-name="fr1" text:anchor-type="as-char"><draw:object xlink:href="Formula-26/" xlink:type="simple" xlink:show="embed" xlink:actuate="onLoad"/></draw:frame></text:p>
      <text:h text:style-name="Heading_20_3" text:outline-level="3"><text:bookmark-start text:name="team-quota"/>Team quota<text:bookmark-end text:name="team-quota"/></text:h>
      <text:p text:style-name="First_20_paragraph"><draw:frame draw:style-name="fr1" text:anchor-type="as-char"><draw:object xlink:href="Formula-28/" xlink:type="simple" xlink:show="embed" xlink:actuate="onLoad"/></draw:frame></text:p>
      <text:h text:style-name="Heading_20_2" text:outline-level="2"><text:bookmark-start text:name="good-experimentbusiness-goal-constraints"/>‘Good experiment’/Business Goal Constraints<text:bookmark-end text:name="good-experimentbusiness-goal-constraints"/></text:h>
      <text:h text:style-name="Heading_20_3" text:outline-level="3"><text:bookmark-start text:name="total-volume-of-traffic-if-scheduled-80-tbd"/>Total volume of traffic if scheduled &gt;=80% ( tbd)<text:bookmark-end text:name="total-volume-of-traffic-if-scheduled-80-tbd"/></text:h>
      <text:p text:style-name="First_20_paragraph"><draw:frame draw:style-name="fr1" text:anchor-type="as-char"><draw:object xlink:href="Formula-30/" xlink:type="simple" xlink:show="embed" xlink:actuate="onLoad"/></draw:frame></text:p>
      <text:h text:style-name="Heading_20_3" text:outline-level="3"><text:bookmark-start text:name="traffic-selection-bias-constraints"/>Traffic Selection Bias Constraints<text:bookmark-end text:name="traffic-selection-bias-constraints"/></text:h>
      <text:p text:style-name="First_20_paragraph">We want to add a constraint that makes the traffic received in distribution similar to one requested, along certian key dimensions.</text:p>
      <text:p text:style-name="Text_20_body">The goal of the traffic selection bias was made clear in the [[Clustered CSBQRT]] project and constraints, and it further makes the clusters more similar to Full BQRT. Most important category to balance is ‘Advertiser Country’, for others see features in the columns of <text:a xlink:type="simple" xlink:href="https://fburl.com/data/41xrrytq" office:name=""><text:span text:style-name="Definition">Cluster_summary_stats_multifeatures_v1</text:span></text:a>).</text:p>
      <text:p text:style-name="Text_20_body">In addition, we may use: * data from intentions * breakdowns selected for the particular experiment</text:p>
      <text:p text:style-name="Text_20_body">In the Scheduler, we want to make sure the deviation (measured by <draw:frame draw:style-name="fr1" text:anchor-type="as-char"><draw:object xlink:href="Formula-32/" xlink:type="simple" xlink:show="embed" xlink:actuate="onLoad"/></draw:frame> ) of the traffic received, and global traffic, is limited along these key categories. ![[Chi2 Illustration.svg]]</text:p>
      <text:h text:style-name="Heading_20_4" text:outline-level="4"><text:bookmark-start text:name="traffic-selection-bias-estimation-for-the-dimensionality-reduced-traffic-profiles"/>Traffic Selection Bias Estimation for the Dimensionality Reduced Traffic Profiles<text:bookmark-end text:name="traffic-selection-bias-estimation-for-the-dimensionality-reduced-traffic-profiles"/></text:h>
      <text:p text:style-name="First_20_paragraph">We already can project adunit sets to these dimensions, as in the Cluster_summary_stats_multifeatures_v1 table, and e.g. intentions feature Note that <text:span text:style-name="Source_Text">trafficMatrix</text:span> variable captures the projection of each experiment setup along the latent dimensions. Specifically, each row in <text:span text:style-name="Source_Text">trafficMatrix</text:span> represents a dimensionally reduced representation of an experiment’s traffic profile.</text:p>
      <text:p text:style-name="Text_20_body"><draw:frame draw:style-name="fr1" text:anchor-type="as-char"><draw:object xlink:href="Formula-34/" xlink:type="simple" xlink:show="embed" xlink:actuate="onLoad"/></draw:frame> - this is the ‘dimensionality reduction’, e.g. <text:a xlink:type="simple" xlink:href="../D62022067" office:name=""><text:span text:style-name="Definition">D62022067</text:span></text:a>.</text:p>
      <text:p text:style-name="Text_20_body"><draw:frame draw:style-name="fr1" text:anchor-type="as-char"><draw:object xlink:href="Formula-36/" xlink:type="simple" xlink:show="embed" xlink:actuate="onLoad"/></draw:frame> - this part is implemented in the pipeline for <text:span text:style-name="T1">Cluster_summary_stats_multifeatures_v1</text:span> table.</text:p>
      <text:p text:style-name="Text_20_body">We want to compute these distributions for a dimensinally reduced vector, i.e.  <draw:frame draw:style-name="fr1" text:anchor-type="as-char"><draw:object xlink:href="Formula-38/" xlink:type="simple" xlink:show="embed" xlink:actuate="onLoad"/></draw:frame></text:p>
      <text:p text:style-name="Text_20_body">However, in the NMF dimensionality reduction setup, <draw:frame draw:style-name="fr1" text:anchor-type="as-char"><draw:object xlink:href="Formula-40/" xlink:type="simple" xlink:show="embed" xlink:actuate="onLoad"/></draw:frame> is a linear operation, implemened by a matrix( the <draw:frame draw:style-name="fr1" text:anchor-type="as-char"><draw:object xlink:href="Formula-42/" xlink:type="simple" xlink:show="embed" xlink:actuate="onLoad"/></draw:frame> in <draw:frame draw:style-name="fr1" text:anchor-type="as-char"><draw:object xlink:href="Formula-44/" xlink:type="simple" xlink:show="embed" xlink:actuate="onLoad"/></draw:frame>), so we can directly invert it.</text:p>
      <text:p text:style-name="Text_20_body">As a reminder, <draw:frame draw:style-name="fr1" text:anchor-type="as-char"><draw:object xlink:href="Formula-46/" xlink:type="simple" xlink:show="embed" xlink:actuate="onLoad"/></draw:frame> here is the eligibility matrix with adunits as rows, and observed experiment setups as columns.</text:p>
      <text:h text:style-name="Heading_20_3" text:outline-level="3"><text:bookmark-start text:name="chi-squared-distance-constraint"/>Chi-Squared Distance Constraint<text:bookmark-end text:name="chi-squared-distance-constraint"/></text:h>
      <text:p text:style-name="First_20_paragraph">We would like to use the chi2 distance for this, defined as follows: $ ^2 = _{i=1}^{n} $</text:p>
      <text:p text:style-name="Text_20_body">where <draw:frame draw:style-name="fr1" text:anchor-type="as-char"><draw:object xlink:href="Formula-48/" xlink:type="simple" xlink:show="embed" xlink:actuate="onLoad"/></draw:frame> is the observed frequency and <draw:frame draw:style-name="fr1" text:anchor-type="as-char"><draw:object xlink:href="Formula-50/" xlink:type="simple" xlink:show="embed" xlink:actuate="onLoad"/></draw:frame> is the expected frequency.</text:p>
      <text:p text:style-name="Text_20_body">In a linear/mixed linear program, we have to linerize chi2 - based contstraints. <text:a xlink:type="simple" xlink:href="https://www.internalfb.com/code/fbsource/%5B3d0553a64ffe%5D/fbcode/fblearner/flow/projects/clustered_csbqrt/cluster_balancer_new.py?lines=47" office:name=""><text:span text:style-name="Definition">Code pointer</text:span></text:a> for how this is done now to create the clustered experiments.</text:p>
      <text:h text:style-name="Heading_20_3" text:outline-level="3"><text:bookmark-start text:name="smoothness-of-quota-spent"/>Smoothness of quota spent<text:bookmark-end text:name="smoothness-of-quota-spent"/></text:h>
      <text:p text:style-name="First_20_paragraph">spent quota for the period is at least some % of the remaining team quota. the function <draw:frame draw:style-name="fr1" text:anchor-type="as-char"><draw:object xlink:href="Formula-52/" xlink:type="simple" xlink:show="embed" xlink:actuate="onLoad"/></draw:frame> tbd - I recommend it to be determined via simulation of the past quotas and demand, and figuring out what are the confidence intervals if teams are attempting to uniformly place requests troughout the half.</text:p>
      <text:p text:style-name="Text_20_body"><draw:frame draw:style-name="fr1" text:anchor-type="as-char"><draw:object xlink:href="Formula-54/" xlink:type="simple" xlink:show="embed" xlink:actuate="onLoad"/></draw:frame></text:p>
      <text:h text:style-name="Heading_20_3" text:outline-level="3"><text:bookmark-start text:name="modelling-urgent-experiments"/>Modelling Urgent Experiments<text:bookmark-end text:name="modelling-urgent-experiments"/></text:h>
      <text:h text:style-name="Heading_20_4" text:outline-level="4"><text:bookmark-start text:name="variant-1--recommended"/>Variant 1- recommended<text:bookmark-end text:name="variant-1--recommended"/></text:h>
      <text:p text:style-name="First_20_paragraph">We can model urgent experiments by upping their weight in the objective function so that it’s &gt;&gt; non-urgent e.g. 5, 10, or 100. The bigger we make it, the more we ensure it is correct, but may run into suboptimality issues (due to integrality gap).</text:p>
      <text:p text:style-name="Text_20_body">Sample Implementation:</text:p>
      <text:p text:style-name="Preformatted_20_Text">
<text:span text:style-name="NormalTok">weight_urgent </text:span><text:span text:style-name="OperatorTok">=</text:span><text:span text:style-name="NormalTok"><text:s text:c="1"/></text:span><text:span text:style-name="DecValTok">10</text:span>
</text:p>
      <text:p text:style-name="Preformatted_20_Text">
<text:span text:style-name="NormalTok">weight_non_urgent </text:span><text:span text:style-name="OperatorTok">=</text:span><text:span text:style-name="NormalTok"><text:s text:c="1"/></text:span><text:span text:style-name="DecValTok">1</text:span>
</text:p>
      <text:p text:style-name="Preformatted_20_Text">
<text:span text:style-name="NormalTok">allocations_urgent </text:span><text:span text:style-name="OperatorTok">=</text:span><text:span text:style-name="NormalTok"><text:s text:c="1"/>[</text:span><text:span text:style-name="DecValTok">0</text:span><text:span text:style-name="NormalTok">,</text:span><text:span text:style-name="DecValTok">1</text:span><text:span text:style-name="NormalTok">,</text:span><text:span text:style-name="DecValTok">2</text:span><text:span text:style-name="NormalTok">] <text:s text:c="1"/></text:span><text:span text:style-name="CommentTok"># Example allocations for urgent experiments</text:span>
</text:p>
      <text:p text:style-name="Preformatted_20_Text">
<text:span text:style-name="NormalTok">allocations_non_urgent </text:span><text:span text:style-name="OperatorTok">=</text:span><text:span text:style-name="NormalTok"><text:s text:c="1"/></text:span><text:span text:style-name="BuiltInTok">set</text:span><text:span text:style-name="NormalTok">(</text:span><text:span text:style-name="BuiltInTok">range</text:span><text:span text:style-name="NormalTok">(</text:span><text:span text:style-name="BuiltInTok">len</text:span><text:span text:style-name="NormalTok">(x)))</text:span><text:span text:style-name="OperatorTok">-</text:span><text:span text:style-name="BuiltInTok">set</text:span><text:span text:style-name="NormalTok">(allocations_urgent) <text:s text:c="1"/></text:span><text:span text:style-name="CommentTok"># Example allocations for non-urgent experiments</text:span>
</text:p>
      <text:p text:style-name="Preformatted_20_Text">
<text:span text:style-name="CommentTok"># Objective function</text:span>
</text:p>
      <text:p text:style-name="Preformatted_20_Text">
<text:span text:style-name="NormalTok">objective </text:span><text:span text:style-name="OperatorTok">=</text:span><text:span text:style-name="NormalTok"><text:s text:c="1"/>[(weight_urgent </text:span><text:span text:style-name="ControlFlowTok">if</text:span><text:span text:style-name="NormalTok"><text:s text:c="1"/>i </text:span><text:span text:style-name="KeywordTok">in</text:span><text:span text:style-name="NormalTok"><text:s text:c="1"/>allocaitons_urgent </text:span><text:span text:style-name="ControlFlowTok">else</text:span><text:span text:style-name="NormalTok"><text:s text:c="1"/>weight_non_urgent)</text:span><text:span text:style-name="OperatorTok">*</text:span><text:span text:style-name="NormalTok">x[i] </text:span><text:span text:style-name="ControlFlowTok">for</text:span><text:span text:style-name="NormalTok"><text:s text:c="1"/>i </text:span><text:span text:style-name="KeywordTok">in</text:span><text:span text:style-name="NormalTok"><text:s text:c="1"/></text:span><text:span text:style-name="BuiltInTok">range</text:span><text:span text:style-name="NormalTok">(</text:span><text:span text:style-name="BuiltInTok">len</text:span><text:span text:style-name="NormalTok">(x))]</text:span>
</text:p>
      <text:h text:style-name="Heading_20_4" text:outline-level="4"><text:bookmark-start text:name="variant-2---solve-in-2-stages"/>Variant 2 - solve in 2 stages<text:bookmark-end text:name="variant-2---solve-in-2-stages"/></text:h>
      <text:p text:style-name="First_20_paragraph">Also a good option, has the advantage of faithfully implementing the concept of urgency. A con will be that it may be suboptimal.</text:p>
      <text:p text:style-name="Text_20_body">Solve the problem with only urgent experiments as candidates (e.g. by setting constraints for all non-urgent experiments <text:span text:style-name="Source_Text">x[i]==0</text:span>,), re-build the problem with the allocated urgents having new contstraints <text:span text:style-name="Source_Text">x[i]==1</text:span>, and re-solve.</text:p>
      <text:h text:style-name="Heading_20_3" text:outline-level="3"><text:bookmark-start text:name="modelling-deadlines-not-letting-people-wait-too-much"/>Modelling Deadlines, not letting people wait too much<text:bookmark-end text:name="modelling-deadlines-not-letting-people-wait-too-much"/></text:h>
      <text:p text:style-name="First_20_paragraph">Recommendation: add an exponentially increasing term to the objective funciton, based on current queue time. The term can be increasing linearly, sub-linearly, etc, whatever. Recommend exponential, con is we have to explain then that urgents can be superceded by an experiment thats waiting for a long time.</text:p>
      <text:p text:style-name="Text_20_body">Viktor- can reset ‘waiting term multiplier’ on experiment setting change or custom flag definition change.</text:p>
      <text:h text:style-name="Heading_20_4" text:outline-level="4"><text:bookmark-start text:name="also-put-strict-intervals-for-running-based-on-user-input-on-creation"/>Also put strict intervals for running, based on user input (on creation)<text:bookmark-end text:name="also-put-strict-intervals-for-running-based-on-user-input-on-creation"/></text:h>
      <text:p text:style-name="First_20_paragraph">If infeasible, notify</text:p>
      <text:h text:style-name="Heading_20_2" text:outline-level="2"><text:bookmark-start text:name="priorities"/>Priorities<text:bookmark-end text:name="priorities"/></text:h>
      <text:p text:style-name="First_20_paragraph">We recommend to <text:span text:style-name="T2">remove</text:span> the priority system, as it leads to bad incentives like <text:span text:style-name="T2">fastest fingers</text:span> and concequent emergent behavior.</text:p>
      <text:p text:style-name="Text_20_body">A recommendation of how to replace it is by relying on the following softer effects to balance out the interests of all users:</text:p>
      <text:list text:style-name="L1">
        <text:list-item>
          <text:p text:style-name="P1">Use the ultimate goal of promoting launches to upweight experiments that are expected to result in a launch. This is an idealistic due to lack of data, but worth calling out.</text:p>
        </text:list-item>
        <text:list-item>
          <text:p text:style-name="P1">Having upweighted objective function for urgent experiments</text:p>
        </text:list-item>
        <text:list-item>
          <text:p text:style-name="P1">Using the ‘Modelling Deadlines’ to upweight experiments that have been waiting for a long time/have hard constraints of max makespan.</text:p>
        </text:list-item>
        <text:list-item>
          <text:p text:style-name="P1">Use the ‘Smoothness of quota spent’ to ensure that all teams have a fair chance to fulfill their plans, agreed upon in the planning phase with the central planning commitee.</text:p>
        </text:list-item>
      </text:list>
      <text:p text:style-name="First_20_paragraph">and have other soft mechanisms to ensure that the most important experiments are run.</text:p>
      <text:p text:style-name="Text_20_body">This ‘get rid of priorities’ is a recommendation, but it will require a rework of the [[traffic allocation]] system as well.</text:p>
      <text:h text:style-name="Heading_20_3" text:outline-level="3"><text:bookmark-start text:name="removing-priorities-and-direct-traffic-allocation"/>Removing Priorities and Direct Traffic Allocation<text:bookmark-end text:name="removing-priorities-and-direct-traffic-allocation"/></text:h>
      <text:p text:style-name="First_20_paragraph">We need a separate design doc for this, but here is the gist:</text:p>
      <text:h text:style-name="Heading_20_3" text:outline-level="3"><text:bookmark-start text:name="modelling-priority-if-we-really-still-want-it"/>Modelling Priority (If we Really Still Want It)<text:bookmark-end text:name="modelling-priority-if-we-really-still-want-it"/></text:h>
      <text:p text:style-name="First_20_paragraph">Getting rid of the priority sistem has a high change of being better, but comes with development costs. So, here we proposeaan addition to the model that confirms to the current system.</text:p>
      <text:p text:style-name="Text_20_body">Do as follows:</text:p>
      <text:p text:style-name="Text_20_body"><text:span text:style-name="T1">Upweight the objective function for experiments with higher priority.</text:span> Example with sqrt- based objective: ```python # Multiply weights we get from other effects to weights, based on priority weights = {exp: weights[i] / (1 + math.sqrt(priority)) for exp, priority in priorities.items()}</text:p>
      <text:p text:style-name="Text_20_body">objective = sum(weights[i] * x[i] for i in range(len(x))) ``` <text:span text:style-name="T1">Make Sure Higher Priority Experiments Higher Proportion of Traffic They Ask For</text:span></text:p>
      <text:p text:style-name="Text_20_body">For each pair of experiments <draw:frame draw:style-name="fr1" text:anchor-type="as-char"><draw:object xlink:href="Formula-56/" xlink:type="simple" xlink:show="embed" xlink:actuate="onLoad"/></draw:frame> and dimensions <draw:frame draw:style-name="fr1" text:anchor-type="as-char"><draw:object xlink:href="Formula-58/" xlink:type="simple" xlink:show="embed" xlink:actuate="onLoad"/></draw:frame>, with <draw:frame draw:style-name="fr1" text:anchor-type="as-char"><draw:object xlink:href="Formula-60/" xlink:type="simple" xlink:show="embed" xlink:actuate="onLoad"/></draw:frame> either: i is not scheduled,or, for each dimension d: <draw:frame draw:style-name="fr1" text:anchor-type="as-char"><draw:object xlink:href="Formula-62/" xlink:type="simple" xlink:show="embed" xlink:actuate="onLoad"/></draw:frame> or <draw:frame draw:style-name="fr1" text:anchor-type="as-char"><draw:object xlink:href="Formula-64/" xlink:type="simple" xlink:show="embed" xlink:actuate="onLoad"/></draw:frame> .</text:p>
      <text:p text:style-name="Text_20_body">As <draw:frame draw:style-name="fr1" text:anchor-type="as-char"><draw:object xlink:href="Formula-66/" xlink:type="simple" xlink:show="embed" xlink:actuate="onLoad"/></draw:frame> ’s are real, this can be linearized by e.g. <draw:frame draw:style-name="fr1" text:anchor-type="as-char"><draw:object xlink:href="Formula-68/" xlink:type="simple" xlink:show="embed" xlink:actuate="onLoad"/></draw:frame>, where <draw:frame draw:style-name="fr1" text:anchor-type="as-char"><draw:object xlink:href="Formula-70/" xlink:type="simple" xlink:show="embed" xlink:actuate="onLoad"/></draw:frame> is a large constant, maybe <draw:frame draw:style-name="fr1" text:anchor-type="as-char"><draw:object xlink:href="Formula-72/" xlink:type="simple" xlink:show="embed" xlink:actuate="onLoad"/></draw:frame> in this case.</text:p>
      <text:p text:style-name="Text_20_body">Interpretation- for each pair of experiments, either There might be better ways, but either way we have a possible <text:a xlink:type="simple" xlink:href="https://msi-jp.com/xpress/learning/square/10-mipformref.pdf" office:name=""><text:span text:style-name="Definition">linearization</text:span></text:a> that confirms to the backend implementation.</text:p>
      <text:h text:style-name="Heading_20_2" text:outline-level="2"><text:bookmark-start text:name="l4-allocation-constraints"/>L4 Allocation Constraints<text:bookmark-end text:name="l4-allocation-constraints"/></text:h>
      <text:p text:style-name="First_20_paragraph">This gets in seamlessly with the proposed model, as follows:</text:p>
      <text:p text:style-name="Text_20_body">First, check overlaps of L4 requests to L2/L3 requests.</text:p>
      <text:h text:style-name="Heading_20_3" text:outline-level="3"><text:bookmark-start text:name="option-1"/>Option 1<text:bookmark-end text:name="option-1"/></text:h>
      <text:p text:style-name="First_20_paragraph">Take into account L4 allocation requests at dimensionality reduction time. Then just proceed as normal ### Option 2 If there are many overlaps, separately create non-overlapping (presumably) requests for L4 constraints, do projections onto L4’s of all other requests, similarly to the section about [[ˆTraffic Selection Bias Constraints]], and implement buisness-sensitive constraints on tha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Model</dc:title>
    <dc:description/>
    <dc:subject/>
    <meta:keyword/>
    <meta:initial-creator/>
    <dc:creator/>
    <meta:creation-date>2024-10-14T12:28:47Z</meta:creation-date>
    <dc:date>2024-10-14T12:28:47Z</dc:date>
    <meta:user-defined meta:name="created" meta:value-type="string">1728891034814</meta:user-defined>
    <meta:user-defined meta:name="desc" meta:value-type="string"/>
    <meta:user-defined meta:name="id" meta:value-type="string">95xb7xi25jhjmpohkh4ws3y</meta:user-defined>
    <meta:user-defined meta:name="updated" meta:value-type="string">2024-10-14T14:27</meta:user-defined>
  </office:meta>
</office:document-meta>
</file>

<file path=Formula-0/content.xml><?xml version="1.0" encoding="utf-8"?>
<math xmlns="http://www.w3.org/1998/Math/MathML" display="inline">
  <mrow>
    <mi>t</mi>
    <mi>r</mi>
    <mi>a</mi>
    <mi>f</mi>
    <mi>f</mi>
    <mi>i</mi>
    <mi>c</mi>
    <mi>M</mi>
    <mi>a</mi>
    <mi>t</mi>
    <mi>r</mi>
    <mi>i</mi>
    <msub>
      <mi>x</mi>
      <mrow>
        <mi>i</mi>
        <mo>,</mo>
        <mi>t</mi>
      </mrow>
    </msub>
  </mrow>
</math>
</file>

<file path=Formula-10/content.xml><?xml version="1.0" encoding="utf-8"?>
<math xmlns="http://www.w3.org/1998/Math/MathML" display="inline">
  <mi>i</mi>
</math>
</file>

<file path=Formula-12/content.xml><?xml version="1.0" encoding="utf-8"?>
<math xmlns="http://www.w3.org/1998/Math/MathML" display="inline">
  <mrow>
    <mi>t</mi>
    <mi>e</mi>
    <mi>a</mi>
    <mi>m</mi>
    <mi>A</mi>
    <mi>s</mi>
    <mi>s</mi>
    <mi>i</mi>
    <mi>g</mi>
    <mi>n</mi>
    <mi>m</mi>
    <mi>e</mi>
    <mi>n</mi>
    <msub>
      <mi>t</mi>
      <mi>i</mi>
    </msub>
  </mrow>
</math>
</file>

<file path=Formula-14/content.xml><?xml version="1.0" encoding="utf-8"?>
<math xmlns="http://www.w3.org/1998/Math/MathML" display="inline">
  <mrow>
    <mi>t</mi>
    <mi>e</mi>
    <mi>a</mi>
    <mi>m</mi>
    <mi>Q</mi>
    <mi>u</mi>
    <mi>o</mi>
    <mi>t</mi>
    <msub>
      <mi>a</mi>
      <mi>i</mi>
    </msub>
  </mrow>
</math>
</file>

<file path=Formula-16/content.xml><?xml version="1.0" encoding="utf-8"?>
<math xmlns="http://www.w3.org/1998/Math/MathML" display="inline">
  <mrow>
    <msub>
      <mi>x</mi>
      <mrow>
        <mi>i</mi>
        <mo>,</mo>
        <mi>w</mi>
      </mrow>
    </msub>
    <mo>∈</mo>
    <mrow>
      <mn>0</mn>
      <mo>,</mo>
      <mn>1</mn>
    </mrow>
  </mrow>
</math>
</file>

<file path=Formula-18/content.xml><?xml version="1.0" encoding="utf-8"?>
<math xmlns="http://www.w3.org/1998/Math/MathML" display="inline">
  <mrow>
    <msub>
      <mi>y</mi>
      <mrow>
        <mi>i</mi>
        <mo>,</mo>
        <mi>w</mi>
        <mo>,</mo>
        <mi>t</mi>
      </mrow>
    </msub>
    <mo>∈</mo>
    <mrow>
      <mo stretchy="true" form="prefix">[</mo>
      <mn>0</mn>
      <mo>,</mo>
      <mn>1</mn>
      <mo stretchy="true" form="postfix">]</mo>
    </mrow>
  </mrow>
</math>
</file>

<file path=Formula-2/content.xml><?xml version="1.0" encoding="utf-8"?>
<math xmlns="http://www.w3.org/1998/Math/MathML" display="inline">
  <mi>i</mi>
</math>
</file>

<file path=Formula-20/content.xml><?xml version="1.0" encoding="utf-8"?>
<math xmlns="http://www.w3.org/1998/Math/MathML" display="inline">
  <mrow>
    <msub>
      <mi>z</mi>
      <mrow>
        <mi>i</mi>
        <mo>,</mo>
        <mi>w</mi>
        <mo>,</mo>
        <mi>t</mi>
      </mrow>
    </msub>
    <mo>∈</mo>
    <mrow>
      <mo stretchy="true" form="prefix">[</mo>
      <mn>0</mn>
      <mo>,</mo>
      <mn>1</mn>
      <mo stretchy="true" form="postfix">]</mo>
    </mrow>
  </mrow>
</math>
</file>

<file path=Formula-22/content.xml><?xml version="1.0" encoding="utf-8"?>
<math xmlns="http://www.w3.org/1998/Math/MathML" display="inline">
  <mrow>
    <mi>m</mi>
    <mi>a</mi>
    <mi>x</mi>
    <mi>α</mi>
    <msub>
      <mi>Σ</mi>
      <mrow>
        <mi>i</mi>
        <mo>,</mo>
        <mi>w</mi>
      </mrow>
    </msub>
    <msub>
      <mi>x</mi>
      <mrow>
        <mi>i</mi>
        <mo>,</mo>
        <mi>w</mi>
      </mrow>
    </msub>
    <mo>+</mo>
    <mi>β</mi>
    <msub>
      <mi>Σ</mi>
      <mrow>
        <mi>i</mi>
        <mo>,</mo>
        <mi>w</mi>
        <mo>,</mo>
        <mi>t</mi>
      </mrow>
    </msub>
    <msub>
      <mi>y</mi>
      <mrow>
        <mi>i</mi>
        <mo>,</mo>
        <mi>w</mi>
        <mo>,</mo>
        <mi>t</mi>
      </mrow>
    </msub>
  </mrow>
</math>
</file>

<file path=Formula-24/content.xml><?xml version="1.0" encoding="utf-8"?>
<math xmlns="http://www.w3.org/1998/Math/MathML" display="inline">
  <mrow>
    <msub>
      <mi>Σ</mi>
      <mrow>
        <mi>w</mi>
        <mo>∈</mo>
        <mi>W</mi>
      </mrow>
    </msub>
    <msub>
      <mi>x</mi>
      <mrow>
        <mi>i</mi>
        <mo>,</mo>
        <mi>w</mi>
      </mrow>
    </msub>
    <mo>&lt;</mo>
    <mo>=</mo>
    <mn>1</mn>
    <mo>,</mo>
    <mo>∀</mo>
    <mi>w</mi>
    <mo>∈</mo>
    <mi>W</mi>
    <mo>,</mo>
    <mi>t</mi>
    <mo>∈</mo>
    <mi>T</mi>
  </mrow>
</math>
</file>

<file path=Formula-26/content.xml><?xml version="1.0" encoding="utf-8"?>
<math xmlns="http://www.w3.org/1998/Math/MathML" display="inline">
  <mrow>
    <msub>
      <mi>Σ</mi>
      <mrow>
        <mi>i</mi>
        <mo>∈</mo>
        <mi>I</mi>
      </mrow>
    </msub>
    <msub>
      <mi>y</mi>
      <mrow>
        <mi>i</mi>
        <mo>,</mo>
        <mi>w</mi>
        <mo>,</mo>
        <mi>t</mi>
      </mrow>
    </msub>
    <mo>&lt;</mo>
    <mo>=</mo>
    <mi>a</mi>
    <mi>v</mi>
    <mi>a</mi>
    <mi>i</mi>
    <mi>l</mi>
    <mi>a</mi>
    <mi>b</mi>
    <mi>l</mi>
    <mi>e</mi>
    <mi>T</mi>
    <mi>r</mi>
    <mi>a</mi>
    <mi>f</mi>
    <mi>f</mi>
    <mi>i</mi>
    <msub>
      <mi>x</mi>
      <mi>i</mi>
    </msub>
    <mo>,</mo>
    <mo>∀</mo>
    <mi>w</mi>
    <mo>∈</mo>
    <mi>W</mi>
    <mo>,</mo>
    <mi>t</mi>
    <mo>∈</mo>
    <mi>T</mi>
  </mrow>
</math>
</file>

<file path=Formula-28/content.xml><?xml version="1.0" encoding="utf-8"?>
<math xmlns="http://www.w3.org/1998/Math/MathML" display="inline">
  <mrow>
    <msub>
      <mi>Σ</mi>
      <mrow>
        <mi>i</mi>
        <mo>∈</mo>
        <mi>I</mi>
        <mo stretchy="false" form="prefix">|</mo>
        <mi>t</mi>
        <mi>e</mi>
        <mi>a</mi>
        <mi>m</mi>
        <mi>A</mi>
        <mi>s</mi>
        <mi>s</mi>
        <mi>i</mi>
        <mi>g</mi>
        <mi>n</mi>
        <mi>m</mi>
        <mi>e</mi>
        <mi>n</mi>
        <msub>
          <mi>t</mi>
          <mi>i</mi>
        </msub>
        <mo>=</mo>
        <mi>t</mi>
        <mo>,</mo>
        <mi>w</mi>
        <mo>∈</mo>
        <mi>W</mi>
        <mo>,</mo>
        <mi>t</mi>
        <mo>∈</mo>
        <mi>T</mi>
      </mrow>
    </msub>
    <msub>
      <mi>y</mi>
      <mrow>
        <mi>i</mi>
        <mo>,</mo>
        <mi>w</mi>
        <mo>,</mo>
        <mi>t</mi>
      </mrow>
    </msub>
    <mo>&lt;</mo>
    <mo>=</mo>
    <mi>t</mi>
    <mi>e</mi>
    <mi>a</mi>
    <mi>m</mi>
    <mi>Q</mi>
    <mi>u</mi>
    <mi>o</mi>
    <mi>t</mi>
    <msub>
      <mi>a</mi>
      <mi>i</mi>
    </msub>
  </mrow>
</math>
</file>

<file path=Formula-30/content.xml><?xml version="1.0" encoding="utf-8"?>
<math xmlns="http://www.w3.org/1998/Math/MathML" display="inline">
  <mrow>
    <msub>
      <mi>Σ</mi>
      <mrow>
        <mi>t</mi>
        <mo>∈</mo>
        <mi>T</mi>
      </mrow>
    </msub>
    <msub>
      <mi>y</mi>
      <mrow>
        <mi>i</mi>
        <mo>,</mo>
        <mi>w</mi>
        <mo>,</mo>
        <mi>t</mi>
      </mrow>
    </msub>
    <mo>&gt;</mo>
    <mo>=</mo>
    <mi>λ</mi>
    <mo>*</mo>
    <msub>
      <mi>Σ</mi>
      <mrow>
        <mi>t</mi>
        <mo>∈</mo>
        <mi>T</mi>
      </mrow>
    </msub>
    <mi>t</mi>
    <mi>r</mi>
    <mi>a</mi>
    <mi>f</mi>
    <mi>f</mi>
    <mi>i</mi>
    <mi>c</mi>
    <mi>M</mi>
    <mi>a</mi>
    <mi>t</mi>
    <mi>r</mi>
    <mi>i</mi>
    <msub>
      <mi>x</mi>
      <mrow>
        <mi>i</mi>
        <mo>,</mo>
        <mi>t</mi>
      </mrow>
    </msub>
    <mo>*</mo>
    <msub>
      <mi>x</mi>
      <mrow>
        <mi>i</mi>
        <mo>,</mo>
        <mi>w</mi>
      </mrow>
    </msub>
    <mo>,</mo>
    <mo>∀</mo>
    <mi>w</mi>
    <mo>∈</mo>
    <mi>W</mi>
    <mo>,</mo>
    <mi>i</mi>
    <mo>∈</mo>
    <mi>I</mi>
  </mrow>
</math>
</file>

<file path=Formula-32/content.xml><?xml version="1.0" encoding="utf-8"?>
<math xmlns="http://www.w3.org/1998/Math/MathML" display="inline">
  <msup>
    <mi>χ</mi>
    <mn>2</mn>
  </msup>
</math>
</file>

<file path=Formula-34/content.xml><?xml version="1.0" encoding="utf-8"?>
<math xmlns="http://www.w3.org/1998/Math/MathML" display="inline">
  <mrow>
    <mi>f</mi>
    <mrow>
      <mo stretchy="true" form="prefix">(</mo>
      <mi>a</mi>
      <mi>d</mi>
      <mi>s</mi>
      <mi>e</mi>
      <mi>t</mi>
      <mo stretchy="true" form="postfix">)</mo>
    </mrow>
    <mo>→</mo>
    <mi>t</mi>
    <mi>r</mi>
    <mi>a</mi>
    <mi>f</mi>
    <mi>f</mi>
    <mi>i</mi>
    <mi>c</mi>
    <mi>V</mi>
    <mi>e</mi>
    <mi>c</mi>
    <mi>t</mi>
    <mi>o</mi>
    <mi>r</mi>
  </mrow>
</math>
</file>

<file path=Formula-36/content.xml><?xml version="1.0" encoding="utf-8"?>
<math xmlns="http://www.w3.org/1998/Math/MathML" display="inline">
  <mrow>
    <mi>g</mi>
    <mrow>
      <mo stretchy="true" form="prefix">(</mo>
      <mi>a</mi>
      <mi>d</mi>
      <mi>s</mi>
      <mi>e</mi>
      <mi>t</mi>
      <mo stretchy="true" form="postfix">)</mo>
    </mrow>
    <mo>→</mo>
    <mtext mathvariant="bold">𝐃𝐢𝐬𝐭𝐫𝐢𝐛𝐮𝐭𝐢𝐨𝐧 𝐀𝐥𝐨𝐧𝐠 𝐈𝐧𝐭𝐞𝐫𝐞𝐬𝐭𝐢𝐧𝐠 𝐃𝐢𝐦𝐞𝐧𝐬𝐢𝐨𝐧𝐬</mtext>
  </mrow>
</math>
</file>

<file path=Formula-38/content.xml><?xml version="1.0" encoding="utf-8"?>
<math xmlns="http://www.w3.org/1998/Math/MathML" display="inline">
  <mrow>
    <mi>g</mi>
    <mrow>
      <mo stretchy="true" form="prefix">(</mo>
      <msup>
        <mi>f</mi>
        <mrow>
          <mi>−</mi>
          <mn>1</mn>
        </mrow>
      </msup>
      <mo stretchy="true" form="postfix">)</mo>
    </mrow>
  </mrow>
</math>
</file>

<file path=Formula-4/content.xml><?xml version="1.0" encoding="utf-8"?>
<math xmlns="http://www.w3.org/1998/Math/MathML" display="inline">
  <mi>t</mi>
</math>
</file>

<file path=Formula-40/content.xml><?xml version="1.0" encoding="utf-8"?>
<math xmlns="http://www.w3.org/1998/Math/MathML" display="inline">
  <mi>f</mi>
</math>
</file>

<file path=Formula-42/content.xml><?xml version="1.0" encoding="utf-8"?>
<math xmlns="http://www.w3.org/1998/Math/MathML" display="inline">
  <mi>W</mi>
</math>
</file>

<file path=Formula-44/content.xml><?xml version="1.0" encoding="utf-8"?>
<math xmlns="http://www.w3.org/1998/Math/MathML" display="inline">
  <mrow>
    <mi>E</mi>
    <mo>=</mo>
    <mi>W</mi>
    <mi>H</mi>
  </mrow>
</math>
</file>

<file path=Formula-46/content.xml><?xml version="1.0" encoding="utf-8"?>
<math xmlns="http://www.w3.org/1998/Math/MathML" display="inline">
  <mi>E</mi>
</math>
</file>

<file path=Formula-48/content.xml><?xml version="1.0" encoding="utf-8"?>
<math xmlns="http://www.w3.org/1998/Math/MathML" display="inline">
  <msub>
    <mi>O</mi>
    <mi>i</mi>
  </msub>
</math>
</file>

<file path=Formula-50/content.xml><?xml version="1.0" encoding="utf-8"?>
<math xmlns="http://www.w3.org/1998/Math/MathML" display="inline">
  <msub>
    <mi>E</mi>
    <mi>i</mi>
  </msub>
</math>
</file>

<file path=Formula-52/content.xml><?xml version="1.0" encoding="utf-8"?>
<math xmlns="http://www.w3.org/1998/Math/MathML" display="inline">
  <mrow>
    <mi>k</mi>
    <mrow>
      <mo stretchy="true" form="prefix">(</mo>
      <mi>x</mi>
      <mo>,</mo>
      <mi>t</mi>
      <mo stretchy="true" form="postfix">)</mo>
    </mrow>
  </mrow>
</math>
</file>

<file path=Formula-54/content.xml><?xml version="1.0" encoding="utf-8"?>
<math xmlns="http://www.w3.org/1998/Math/MathML" display="inline">
  <mrow>
    <msub>
      <mi>Σ</mi>
      <mrow>
        <mi>i</mi>
        <mo>∈</mo>
        <mi>I</mi>
        <mo stretchy="false" form="prefix">|</mo>
        <mi>t</mi>
        <mi>e</mi>
        <mi>a</mi>
        <mi>m</mi>
        <mi>A</mi>
        <mi>s</mi>
        <mi>s</mi>
        <mi>i</mi>
        <mi>g</mi>
        <mi>n</mi>
        <mi>m</mi>
        <mi>e</mi>
        <mi>n</mi>
        <msub>
          <mi>t</mi>
          <mi>i</mi>
        </msub>
        <mo>=</mo>
        <mi>t</mi>
        <mo>,</mo>
        <mi>w</mi>
        <mo>∈</mo>
        <mi>W</mi>
        <mo>,</mo>
        <mi>t</mi>
        <mo>∈</mo>
        <mi>T</mi>
      </mrow>
    </msub>
    <msub>
      <mi>y</mi>
      <mrow>
        <mi>i</mi>
        <mo>,</mo>
        <mi>w</mi>
        <mo>,</mo>
        <mi>t</mi>
      </mrow>
    </msub>
    <mo>&gt;</mo>
    <mo>=</mo>
    <mi>k</mi>
    <mrow>
      <mo stretchy="true" form="prefix">(</mo>
      <mi>t</mi>
      <mi>e</mi>
      <mi>a</mi>
      <mi>m</mi>
      <mi>Q</mi>
      <mi>u</mi>
      <mi>o</mi>
      <mi>t</mi>
      <msub>
        <mi>a</mi>
        <mi>i</mi>
      </msub>
      <mo>,</mo>
      <mi>l</mi>
      <mi>e</mi>
      <mi>n</mi>
      <mrow>
        <mo stretchy="true" form="prefix">(</mo>
        <mi>T</mi>
        <mo stretchy="true" form="postfix">)</mo>
      </mrow>
      <mo stretchy="true" form="postfix">)</mo>
    </mrow>
    <mo>*</mo>
    <mrow>
      <mo stretchy="true" form="prefix">(</mo>
      <mi>t</mi>
      <mi>e</mi>
      <mi>a</mi>
      <mi>m</mi>
      <mi>Q</mi>
      <mi>u</mi>
      <mi>o</mi>
      <mi>t</mi>
      <msub>
        <mi>a</mi>
        <mi>i</mi>
      </msub>
      <mo stretchy="true" form="postfix">)</mo>
    </mrow>
  </mrow>
</math>
</file>

<file path=Formula-56/content.xml><?xml version="1.0" encoding="utf-8"?>
<math xmlns="http://www.w3.org/1998/Math/MathML" display="inline">
  <mrow>
    <mi>i</mi>
    <mo>,</mo>
    <mi>j</mi>
  </mrow>
</math>
</file>

<file path=Formula-58/content.xml><?xml version="1.0" encoding="utf-8"?>
<math xmlns="http://www.w3.org/1998/Math/MathML" display="inline">
  <mi>d</mi>
</math>
</file>

<file path=Formula-6/content.xml><?xml version="1.0" encoding="utf-8"?>
<math xmlns="http://www.w3.org/1998/Math/MathML" display="inline">
  <mrow>
    <mo>≤</mo>
    <mn>1</mn>
  </mrow>
</math>
</file>

<file path=Formula-60/content.xml><?xml version="1.0" encoding="utf-8"?>
<math xmlns="http://www.w3.org/1998/Math/MathML" display="inline">
  <mrow>
    <mi>p</mi>
    <mi>r</mi>
    <mi>i</mi>
    <mi>o</mi>
    <mi>r</mi>
    <mi>i</mi>
    <mi>t</mi>
    <mi>y</mi>
    <mrow>
      <mo stretchy="true" form="prefix">(</mo>
      <mi>i</mi>
      <mo stretchy="true" form="postfix">)</mo>
    </mrow>
    <mo>&gt;</mo>
    <mi>p</mi>
    <mi>r</mi>
    <mi>i</mi>
    <mi>o</mi>
    <mi>r</mi>
    <mi>i</mi>
    <mi>t</mi>
    <mi>y</mi>
    <mrow>
      <mo stretchy="true" form="prefix">(</mo>
      <mi>j</mi>
      <mo stretchy="true" form="postfix">)</mo>
    </mrow>
  </mrow>
</math>
</file>

<file path=Formula-62/content.xml><?xml version="1.0" encoding="utf-8"?>
<math xmlns="http://www.w3.org/1998/Math/MathML" display="inline">
  <mrow>
    <msub>
      <mi>y</mi>
      <mrow>
        <mi>i</mi>
        <mo>,</mo>
        <mi>d</mi>
      </mrow>
    </msub>
    <mo>=</mo>
    <mo>=</mo>
    <mn>1</mn>
  </mrow>
</math>
</file>

<file path=Formula-64/content.xml><?xml version="1.0" encoding="utf-8"?>
<math xmlns="http://www.w3.org/1998/Math/MathML" display="inline">
  <mrow>
    <msub>
      <mi>y</mi>
      <mrow>
        <mi>j</mi>
        <mo>,</mo>
        <mi>d</mi>
      </mrow>
    </msub>
    <mo>=</mo>
    <mo>=</mo>
    <mn>0</mn>
  </mrow>
</math>
</file>

<file path=Formula-66/content.xml><?xml version="1.0" encoding="utf-8"?>
<math xmlns="http://www.w3.org/1998/Math/MathML" display="inline">
  <mi>y</mi>
</math>
</file>

<file path=Formula-68/content.xml><?xml version="1.0" encoding="utf-8"?>
<math xmlns="http://www.w3.org/1998/Math/MathML" display="inline">
  <mrow>
    <msub>
      <mi>M</mi>
      <mrow>
        <mi>l</mi>
        <mi>i</mi>
        <mi>n</mi>
        <mi>P</mi>
        <mi>r</mi>
        <mi>i</mi>
        <mi>o</mi>
        <mi>r</mi>
        <mi>i</mi>
        <mi>t</mi>
        <mi>y</mi>
      </mrow>
    </msub>
    <mo>*</mo>
    <mo stretchy="false" form="prefix">(</mo>
    <mrow>
      <mo stretchy="true" form="prefix">(</mo>
      <mn>1</mn>
      <mo>−</mo>
      <msub>
        <mi>y</mi>
        <mrow>
          <mi>i</mi>
          <mo>,</mo>
          <mi>d</mi>
        </mrow>
      </msub>
      <mo>+</mo>
      <mn>0.02</mn>
      <mo stretchy="true" form="postfix">)</mo>
    </mrow>
    <mo>&gt;</mo>
    <mo>=</mo>
    <mi>m</mi>
    <mi>a</mi>
    <mi>x</mi>
    <mrow>
      <mo stretchy="true" form="prefix">(</mo>
      <mn>0</mn>
      <mo>,</mo>
      <msub>
        <mi>y</mi>
        <mrow>
          <mi>j</mi>
          <mo>,</mo>
          <mi>d</mi>
        </mrow>
      </msub>
      <mo stretchy="true" form="postfix">)</mo>
    </mrow>
  </mrow>
</math>
</file>

<file path=Formula-70/content.xml><?xml version="1.0" encoding="utf-8"?>
<math xmlns="http://www.w3.org/1998/Math/MathML" display="inline">
  <msub>
    <mi>M</mi>
    <mrow>
      <mi>l</mi>
      <mi>i</mi>
      <mi>n</mi>
      <mi>P</mi>
      <mi>r</mi>
      <mi>i</mi>
      <mi>o</mi>
      <mi>r</mi>
      <mi>i</mi>
      <mi>t</mi>
      <mi>y</mi>
    </mrow>
  </msub>
</math>
</file>

<file path=Formula-72/content.xml><?xml version="1.0" encoding="utf-8"?>
<math xmlns="http://www.w3.org/1998/Math/MathML" display="inline">
  <mn>50</mn>
</math>
</file>

<file path=Formula-8/content.xml><?xml version="1.0" encoding="utf-8"?>
<math xmlns="http://www.w3.org/1998/Math/MathML" display="inline">
  <mrow>
    <mi>a</mi>
    <mi>v</mi>
    <mi>a</mi>
    <mi>i</mi>
    <mi>l</mi>
    <mi>a</mi>
    <mi>b</mi>
    <mi>l</mi>
    <mi>e</mi>
    <mi>T</mi>
    <mi>r</mi>
    <mi>a</mi>
    <mi>f</mi>
    <mi>f</mi>
    <mi>i</mi>
    <msub>
      <mi>x</mi>
      <mi>i</mi>
    </msub>
  </mrow>
</math>
</file>